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lgun Gothic" svg:font-family="'Malgun Gothic'" style:font-family-generic="system" style:font-pitch="variable"/>
  </office:font-face-decls>
  <office:automatic-styles>
    <style:style style:name="P1" style:family="paragraph" style:parent-style-name="Text_20_body">
      <style:text-properties officeooo:rsid="0036ffc3" officeooo:paragraph-rsid="001d3be4"/>
    </style:style>
    <style:style style:name="P2" style:family="paragraph" style:parent-style-name="Text_20_body">
      <style:text-properties officeooo:rsid="0033d2ba" officeooo:paragraph-rsid="001d3be4"/>
    </style:style>
    <style:style style:name="P3" style:family="paragraph" style:parent-style-name="Text_20_body">
      <style:paragraph-properties>
        <style:tab-stops>
          <style:tab-stop style:position="3.26cm"/>
        </style:tab-stops>
      </style:paragraph-properties>
      <style:text-properties officeooo:rsid="0033d2ba" officeooo:paragraph-rsid="001d4077"/>
    </style:style>
    <style:style style:name="P4" style:family="paragraph" style:parent-style-name="Text_20_body">
      <style:text-properties officeooo:rsid="0033f4a9" officeooo:paragraph-rsid="001d3be4"/>
    </style:style>
    <style:style style:name="P5" style:family="paragraph" style:parent-style-name="Text_20_body">
      <style:text-properties officeooo:rsid="0034fd9c" officeooo:paragraph-rsid="001d3be4"/>
    </style:style>
    <style:style style:name="P6" style:family="paragraph" style:parent-style-name="Text_20_body">
      <style:text-properties officeooo:rsid="00357368" officeooo:paragraph-rsid="001d3be4"/>
    </style:style>
    <style:style style:name="P7" style:family="paragraph" style:parent-style-name="Text_20_body">
      <style:paragraph-properties>
        <style:tab-stops>
          <style:tab-stop style:position="3.26cm"/>
        </style:tab-stops>
      </style:paragraph-properties>
      <style:text-properties officeooo:rsid="001e7a95" officeooo:paragraph-rsid="001e7a95"/>
    </style:style>
    <style:style style:name="P8" style:family="paragraph" style:parent-style-name="Text_20_body">
      <style:paragraph-properties>
        <style:tab-stops>
          <style:tab-stop style:position="3.26cm"/>
        </style:tab-stops>
      </style:paragraph-properties>
      <style:text-properties officeooo:rsid="001e7a95" officeooo:paragraph-rsid="001e7a95"/>
    </style:style>
    <style:style style:name="P9" style:family="paragraph" style:parent-style-name="Text_20_body">
      <style:text-properties officeooo:rsid="001f1860" officeooo:paragraph-rsid="001f1860"/>
    </style:style>
    <style:style style:name="T1" style:family="text">
      <style:text-properties officeooo:rsid="0033f4a9"/>
    </style:style>
    <style:style style:name="T2" style:family="text">
      <style:text-properties officeooo:rsid="0036ffc3"/>
    </style:style>
    <style:style style:name="T3" style:family="text">
      <style:text-properties officeooo:rsid="0034fd9c"/>
    </style:style>
    <style:style style:name="T4" style:family="text">
      <style:text-properties officeooo:rsid="00378d6b"/>
    </style:style>
    <style:style style:name="T5" style:family="text">
      <style:text-properties officeooo:rsid="001d4077"/>
    </style:style>
    <style:style style:name="T6" style:family="text">
      <style:text-properties officeooo:rsid="001f18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inführung der Präpositionen <text:span text:style-name="T5">(generell):</text:span></text:p>
      <text:p text:style-name="P2">Präpositionen werden <text:span text:style-name="T1">zunächst</text:span> als „Nebengrammatik“ Schritt für Schritt eingeführt. <text:span text:style-name="T1">Als erstes werden </text:span>Präpositionen der Zeitangaben vorgestellt <text:span text:style-name="T1">und</text:span> im darauffolgenden Kapitel werden Präpositionen der Lokalangaben hinsichtlich der Frage „Wo?“ <text:span text:style-name="T1">(+Dativ)</text:span> behandelt.</text:p>
      <text:p text:style-name="P2"/>
      <text:p text:style-name="P4">Am Ende des A1 Hefts erfolgt <text:span text:style-name="T2">die Einführung der folgenden Präpositionen:</text:span></text:p>
      <text:p text:style-name="P4"><text:span text:style-name="T3">1) </text:span>Präposition + Dativ </text:p>
      <text:p text:style-name="P4">→ Verkehrsmittel „Wie“? (z.B. „mit dem Bus“)</text:p>
      <text:p text:style-name="P4">→ Richtungsangaben „Woher“? „Wohin“ (z.B. „vom Bahnhof“, „zum Park“)</text:p>
      <text:p text:style-name="P5">Anschließend üben die Lernenden Ausdrücke der vorm „Wie komme ich von … zu …“</text:p>
      <text:p text:style-name="P6"/>
      <text:p text:style-name="P6">Keine Veranschaulichung der Richtungsangaben durch Bilder :(</text:p>
      <text:p text:style-name="P6"/>
      <text:p text:style-name="P1">2) Richtungsangaben mit „durch“ und „um… (herum)“ + Akkusativ</text:p>
      <text:p text:style-name="P1">→ meiner Meinung nach gelungene bildliche Darstellung</text:p>
      <text:p text:style-name="P1"/>
      <text:p text:style-name="P1"/>
      <text:p text:style-name="P1">Im Anschluss gibt es eine Übersicht über die Präpositionen des Ortes und der Richtung (+ Dativ/Akkustativ)., sowie die Präposition „mit“+ Dativ.</text:p>
      <text:p text:style-name="P1"/>
      <text:p text:style-name="P1">Ich finde die schrittweise Einführung in das Thema als relativ gut gelungen. Es gibt authentische Beispieltexte, durch die die Lernenden die Anwendung der Präpositionen erkennen und selbst Muster entdecken können. Weiterhin üben die Lernenden die neu gelernten Präpositionen und deren Anwendung auch durch Sprachübungen praxisrelevanter Ausdrücke, was ich für sehr zielführend halte.<text:line-break/>Die Zusammenfassung der verschiedenen Präpositionen, Funktionen und Kasus halte ich für sehr unübersichtlich und wenig hilfreich. <text:span text:style-name="T4">D</text:span>ie Reihenfolge und Überschriften sind verwirrend und es fehlen jegliche Graphiken, die dem besseren Verständnis der Bedeutung dienen könnten.</text:p>
      <text:p text:style-name="P1"/>
      <text:p text:style-name="P9">DaF Kompakt A1 – Kapitel 6</text:p>
      <text:p text:style-name="P3"><text:span text:style-name="T5">Einführung Präposition der Lokalangabe - </text:span>Frage „Wo?“ <text:span text:style-name="T1">+Dativ</text:span></text:p>
      <text:p text:style-name="P7">Die Präpositionen werden durch die Zuordnung anhand von Fotos eingeführt. Ich empfinde diese Struktur als sinnvoll, da die Lernenden die gelernten Ausdrücke mit den Bildern verknüpfen können. Allerdings empfinde ich die Auswahl der Fotos nicht sehr gut. Bei „an der Pinnwand“ erkennt man die Pinnwand nicht sonderlich gut und die Fotos sind generell etwas „überladen“. <text:span text:style-name="T6">Für einige Ausdrücke gibt es auch gar kein entsprechendes Foto im Lehrwerk (z.B. „über“). </text:span></text:p>
      <text:p text:style-name="P7"><text:soft-page-break/><text:span text:style-name="T6">Weiterhin erfolgt</text:span> keine mündliche Übung der Ausdrücke der lokalen Angabe. Ich finde, man könnte die Lernenden mit einem Partner die Ausdrücke üben lassen („Wo ist der Stift?“ - „Der Stift ist auf dem Tisch“). </text:p>
      <text:p text:style-name="P7">Am Ende des Kapitels erfolgt eine Zusammenfassung der Grammatik. Hier fehlen jegliche Graphiken. Meines Erachtens wären hier kleine übersichtliche Graphiken durchaus angebracht.</text:p>
      <text:p text:style-name="P7"/>
      <text:p text:style-name="P7"/>
      <text:p text:style-name="P7"/>
      <text:p text:style-name="P7"/>
      <text:p text:style-name="P7"/>
      <text:p text:style-name="P7">Die Schüler die gelernten Präpositionen direkt selbst anwenden und dabei die beschriebene Handlung ausführen. Somit wird das gelernte automatisiert.</text:p>
      <text:p text:style-name="P7"/>
      <text:p text:style-name="P7">Die Zuordnung der Bilder zu den Sätzen ist eine gute Lernaktivität zur Einprägung der Präpositionen und ihrer Bedeutung. Allerdings empfinde ich das "Spiel", bei dem die Lehrerin oder ein Schüler an ein Bild "denkt" und dieses von den anderen erraten werden soll als nicht sinnvoll, da die Schüler grammatikalisch richtige Sätze bilden, aber die Rückmeldung "falsch" bekommen, da sie nicht "richtig geraten" haben. Weiterhin wird die Bedeutung des geratenen Satzes nicht veranschaulicht.</text:p>
      <text:p text:style-name="P7"/>
      <text:p text:style-name="P7">die Sätze den richtigen Bildern zugeordnet weden sollen, was anschaulich die Bedeutung und Anwendung der Präpositionen verdeutlicht und dem Lernprozess dient. In einem weitern Schritt üben die Schüler die Produktion von Sätzen durch die Nacherzählung der Geschichte mithilfe der Bilder.</text:p>
      <text:p text:style-name="P7"/>
      <text:p text:style-name="P7">- Bild + Lückentext: die passende Präposition muss eingefügt werden</text:p>
      <text:p text:style-name="P7">- Text dem passenden Bild zuordnen</text:p>
      <text:p text:style-name="P7">- Bild beschreiben (in Partner/Gruppe/Plenum) z.B. "Der Stift liegt unter dem Tisch"</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lgun Gothic" svg:font-family="'Malgun 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Malgun Gothic" style:font-size-asian="10.5pt" style:language-asian="ko" style:country-asian="KR"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Malgun Gothic" style:font-size-asian="10.5pt" style:language-asian="ko" style:country-asian="KR"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algun Gothic" style:font-family-asian="'Malgun Gothi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7T05:32:49.487000000</meta:creation-date>
    <dc:date>2023-07-08T07:28:25.142000000</dc:date>
    <meta:editing-duration>P1DT1H55M33S</meta:editing-duration>
    <meta:editing-cycles>6</meta:editing-cycles>
    <meta:generator>LibreOffice/7.5.3.2$Windows_X86_64 LibreOffice_project/9f56dff12ba03b9acd7730a5a481eea045e468f3</meta:generator>
    <meta:document-statistic meta:table-count="0" meta:image-count="0" meta:object-count="0" meta:page-count="2" meta:paragraph-count="23" meta:word-count="507" meta:character-count="3594" meta:non-whitespace-character-count="3106"/>
  </office:meta>
</office:document-meta>
</file>